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ExtJs Layout management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layout management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Different users have different size screens.</text:p>
              </text:list-item>
              <text:list-item>
                <text:p>Elegantly handle resize of the browser.</text:p>
              </text:list-item>
              <text:list-item>
                <text:p>The application should sane even tough it pulls different translations and the translation strings all look different.</text:p>
              </text:list-item>
              <text:list-item>
                <text:p>Avoiding hard coding pixels and inches into your HTML and JavaScript.</text:p>
              </text:list-item>
              <text:list-item>
                <text:p>You want to code high level behavior and not low level sizes (more portable, maintainable, ...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ing layout management by hand...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an be done...</text:p>
              </text:list-item>
              <text:list-item>
                <text:p>All you need to do is catch <text:span text:style-name="T1">resize </text:span><text:span text:style-name="T2">events of the browser and recalculate sizes of components.</text:span></text:p>
              </text:list-item>
              <text:list-item>
                <text:p><text:span text:style-name="T2">See example (</text:span><text:span text:style-name="T1">jquery_controls/spacer.html</text:span><text:span text:style-name="T2">).</text:span></text:p>
              </text:list-item>
              <text:list-item>
                <text:p><text:span text:style-name="T2">But this is way too complicated to be hand written again and again.</text:span></text:p>
              </text:list-item>
              <text:list-item>
                <text:p><text:span text:style-name="T2">This code must be compartmentalized and reused.</text:span></text:p>
                <text:p><text:span text:style-name="T2">In come layout manager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at are layout managers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he concept <text:span text:style-name="T1">LayoutManager </text:span><text:span text:style-name="T2">is similar to the widget concept.</text:span></text:p>
              </text:list-item>
              <text:list-item>
                <text:p><text:span text:style-name="T2">It is a general user interface concept, not tied to a specific technology or programming language.</text:span></text:p>
              </text:list-item>
              <text:list-item>
                <text:p><text:span text:style-name="T2">It means: </text:span><text:span text:style-name="T3">an object or component in charge of the placement and size of user interface components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inder: <text:span text:style-name="T1">Ext.Component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n ExtJs any visual component is derived from <text:span text:style-name="T1">Ext.Component</text:span>.</text:p>
              </text:list-item>
              <text:list-item>
                <text:p>For instance, if you want to write a new visual component you would derive your component from <text:span text:style-name="T1">Ext.Component.</text:span></text:p>
              </text:list-item>
              <text:list-item>
                <text:p>If you do, however, you get almost no other help from Ext besides being a new component which means that you will probably want to derive from something more specifi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inder: <text:span text:style-name="T1">Ext.container.Container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 specific kind of component (derived from <text:span text:style-name="T1">Ext.Component</text:span>).</text:p>
              </text:list-item>
              <text:list-item>
                <text:p>It is a component that can contain other components in its screen real estate.</text:p>
              </text:list-item>
              <text:list-item>
                <text:p>Any, more specific, type of container is derived from <text:span text:style-name="T1">Ext.container.Container</text:span>.</text:p>
              </text:list-item>
              <text:list-item>
                <text:p>Famous children of <text:span text:style-name="T1">Ext.container.Container:</text:span> <text:span text:style-name="T1">Ext.panel.Panel, Ext.window.Window, Ext.tab.Panel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7T05:41:38</meta:creation-date>
    <meta:editing-duration>PT10M10S</meta:editing-duration>
    <meta:editing-cycles>3</meta:editing-cycles>
    <dc:date>2012-05-17T05:59:49</dc:date>
    <meta:generator>LibreOffice/3.5$Linux_x86 LibreOffice_project/350m1$Build-2</meta:generator>
    <meta:document-statistic meta:object-count="48"/>
  </office:meta>
</office:document-meta>
</file>